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24pt" fo:font-weight="bold" officeooo:rsid="0009016f" officeooo:paragraph-rsid="0009016f"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09016f" officeooo:paragraph-rsid="0009016f"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9016f" officeooo:paragraph-rsid="0009016f" style:font-size-asian="15.75pt" style:font-weight-asian="bold" style:font-size-complex="18pt" style:font-weight-complex="bold"/>
    </style:style>
    <style:style style:name="P4"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9016f" officeooo:paragraph-rsid="0009016f" style:font-size-asian="15.75pt" style:font-weight-asian="bold" style:font-size-complex="18pt" style:font-weight-complex="bold"/>
    </style:style>
    <style:style style:name="P5" style:family="paragraph" style:parent-style-name="Standard">
      <style:paragraph-properties fo:line-height="150%" fo:text-align="justify" style:justify-single-word="false"/>
      <style:text-properties fo:font-size="12pt" style:text-underline-style="none" fo:font-weight="normal" officeooo:rsid="0009016f" officeooo:paragraph-rsid="0009016f" style:font-size-asian="10.5pt" style:font-weight-asian="normal" style:font-size-complex="12pt" style:font-weight-complex="normal"/>
    </style:style>
    <style:style style:name="P6" style:family="paragraph" style:parent-style-name="Standard" style:list-style-name="L1">
      <style:paragraph-properties fo:line-height="150%" fo:text-align="justify" style:justify-single-word="false"/>
      <style:text-properties fo:font-size="12pt" style:text-underline-style="none" fo:font-weight="normal" officeooo:rsid="0009016f" officeooo:paragraph-rsid="0009016f" style:font-size-asian="10.5pt" style:font-weight-asian="normal" style:font-size-complex="12pt" style:font-weight-complex="normal"/>
    </style:style>
    <style:style style:name="P7" style:family="paragraph" style:parent-style-name="Standard" style:list-style-name="L1">
      <style:paragraph-properties fo:line-height="150%" fo:text-align="justify" style:justify-single-word="false"/>
      <style:text-properties fo:font-size="12pt" style:text-underline-style="none" fo:font-weight="normal" officeooo:rsid="00094315" officeooo:paragraph-rsid="00094315" style:font-size-asian="10.5pt" style:font-weight-asian="normal" style:font-size-complex="12pt" style:font-weight-complex="normal"/>
    </style:style>
    <style:style style:name="P8" style:family="paragraph" style:parent-style-name="Standard" style:list-style-name="L1">
      <style:paragraph-properties fo:line-height="150%" fo:text-align="justify" style:justify-single-word="false"/>
      <style:text-properties fo:font-size="12pt" style:text-underline-style="none" fo:font-weight="normal" officeooo:rsid="00094cdb" officeooo:paragraph-rsid="00094cdb"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style:text-underline-style="none" fo:font-weight="normal" officeooo:rsid="00094cdb" officeooo:paragraph-rsid="00094cdb" style:font-size-asian="10.5pt" style:font-weight-asian="normal" style:font-size-complex="12pt" style:font-weight-complex="normal"/>
    </style:style>
    <style:style style:name="T1" style:family="text">
      <style:text-properties officeooo:rsid="00094315"/>
    </style:style>
    <style:style style:name="T2" style:family="text">
      <style:text-properties officeooo:rsid="00094c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é Alberto Vázquez López</text:p>
      <text:p text:style-name="P1">2º DAM</text:p>
      <text:p text:style-name="P1"/>
      <text:p text:style-name="P2"/>
      <text:p text:style-name="P3">Descripción de interfaz de cliente</text:p>
      <text:p text:style-name="P4"/>
      <text:p text:style-name="P5">En este documento vamos a analizar cada una de las pantallas de usuario, describiendo los componentes que se van a usar para ello. Empecemos:</text:p>
      <text:p text:style-name="P5"/>
      <text:list xml:id="list1123731494" text:style-name="L1">
        <text:list-item>
          <text:p text:style-name="P6">En primer lugar, lo primero que verá el usuario será el formulario para loguearse en la aplicación. Esta pantalla será llamará LoginActivity, en el que a su vez incluirá dos Fragments: LoginFragment (formulario de Login) y SignUpFragment (formulario para registrarse). La aplicación permitirá iniciar sesión al usuario tras registrarse, sin tener que pasar por la pantalla de Login previamente. </text:p>
        </text:list-item>
        <text:list-item>
          <text:p text:style-name="P6">Una vez iniciada la sesión, nos encontraremos con una navegación que vendrá dispuesta por un BottomNavigationMenu, ya que encontraremos cuatro grandes partes en la aplicación. Todo ello será visto en el DashboardActivity, y en el contenedor de la misma iremos cargando distintos Fragments, una por cada sección de la aplicación, a saber: PropuestasFragment, FavsFragment, MisPropuestasFragment y MiPerfilFragment.</text:p>
          <text:list>
            <text:list-item>
              <text:p text:style-name="P6">En PropuestasFragment encontraremos un RecyclerView donde, a través de un adapter (que será de uso compartido con FavsFragment) veremos una lista de todas las propuestas electorales que se encuentran subidas a nuestro servidor. Si hacemos click en cualquiera de ellas nos llevará a DetallesActivity, donde visualizaremos toda la información detallada de esa propuesta, siendo esta funcionalidad común a los fragments de FavsFragment y MisPropuestasFragment. Podremos filtrar estas propuestas bien por partido, o bien por materia. <text:span text:style-name="T1">También podremos añadir a favoritos las distintas propuestas electorales.</text:span> <text:span text:style-name="T1">Además, tendremos la oportunidad de acceder a MapsActivity, que explicamos a continuación</text:span></text:p>
            </text:list-item>
            <text:list-item>
              <text:p text:style-name="P7">MapsActivity nos mostrará un mapa del país donde aparecerá un marker en CADA PROVINCIA (debido, a que como hemos dicho en el otro documento de descripción detallada del proyecto, la circunscripción electoral en España es esta unidad territorial administrativa, por lo que es la unidad de referencia que nos aportará el valor de cara a <text:soft-page-break/>analizar resultados). Cada marker será el logo del partido con más usuarios afines en esa provincia. ¿Cómo valoraremos esto? Bien, lo vemos en el siguiente punto</text:p>
            </text:list-item>
            <text:list-item>
              <text:p text:style-name="P7">En FavsFragment encontraremos las propuestas que hemos marcado como favoritas en PropuestasFragment. <text:span text:style-name="T2">Aquí, el partido con más propuestas favoritas será el partido afín al usuario, lo que nos servirá, en conjunto con el resto de usuarios. En caso de haber empate, se contemplará la posibilidad de añadir más de un marker en MapsActivity.</text:span></text:p>
            </text:list-item>
            <text:list-item>
              <text:p text:style-name="P8">En MisPropuestasFragment podremos añadir propuestas que queramos enviar al partido que deseemos, con la intención de que se genere un feedback entre los distintos actores políticos (ciudadanos y representantes). Podremos añadir, editar (con sendos activities con sus formularios respectivos, que se pueden inyectar en un diálogo customizado) y eliminar las propuestas (tras la confirmación de un diálogo de alerta).</text:p>
            </text:list-item>
            <text:list-item>
              <text:p text:style-name="P8">Por último, en MiPerfilFragment, encontraremos nuestra información de usuario, y podremos editar los datos en MiPerfilEditFragment, además de cambiar la foto de perfil.</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8:10:39.803669032</meta:creation-date>
    <dc:date>2019-03-07T18:54:03.974079041</dc:date>
    <meta:editing-duration>PT8M13S</meta:editing-duration>
    <meta:editing-cycles>1</meta:editing-cycles>
    <meta:document-statistic meta:table-count="0" meta:image-count="0" meta:object-count="0" meta:page-count="2" meta:paragraph-count="11" meta:word-count="470" meta:character-count="3130" meta:non-whitespace-character-count="2677"/>
    <meta:generator>LibreOffice/6.0.7.3$Linux_X86_64 LibreOffice_project/00m0$Build-3</meta:generator>
  </office:meta>
</office:document-meta>
</file>